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ling User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RailsTutorial 2ed</text:p>
            <text:p>Chapter 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lling your own Authentication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Examples of authentication and authorization systems</text:p>
                <text:list>
                  <text:list-item>
                    <text:p>Clearance</text:p>
                  </text:list-item>
                  <text:list-item>
                    <text:p>Devise</text:p>
                  </text:list-item>
                  <text:list-item>
                    <text:p>Authlogic</text:p>
                  </text:list-item>
                  <text:list-item>
                    <text:p>CanCan</text:p>
                  </text:list-item>
                </text:list>
              </text:list-item>
              <text:list-item>
                <text:p>Why?</text:p>
                <text:list>
                  <text:list-item>
                    <text:p>Customizations </text:p>
                  </text:list-item>
                  <text:list-item>
                    <text:p>More work than needed</text:p>
                  </text:list-item>
                  <text:list-item>
                    <text:p>Black Box(Understanding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Users Controller</text:p>
          </draw:text-box>
        </draw:frame>
        <draw:frame presentation:style-name="pr5" draw:layer="layout" svg:width="24.639cm" svg:height="12.179cm" svg:x="1.4cm" svg:y="4.914cm" presentation:class="outline">
          <draw:text-box>
            <text:p>rails generate controller users new --no-test-framework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the Us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p>rails generate model user name:string email:string </text:p>
            <text:p>rake db:migrat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the Annotate Gem</text:p>
          </draw:text-box>
        </draw:frame>
        <draw:frame presentation:style-name="pr5" draw:layer="layout" svg:width="24.639cm" svg:height="12.179cm" svg:x="1.4cm" svg:y="4.914cm" presentation:class="outline">
          <draw:text-box>
            <text:p>group :development do</text:p>
            <text:p><text:s text:c="2"/>gem 'annotate', '2.5.0'</text:p>
            <text:p>end</text:p>
            <text:p/>
            <text:p>Bundle install</text:p>
            <text:p/>
            <text:p>annotat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y in the Sandbox</text:p>
          </draw:text-box>
        </draw:frame>
        <draw:frame presentation:style-name="pr6" draw:text-style-name="P1" draw:layer="layout" svg:width="24.639cm" svg:height="12.18cm" svg:x="1.4cm" svg:y="4.914cm" presentation:class="outline">
          <draw:text-box>
            <text:p text:style-name="P1">rails console --sandbox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User Object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User.new</text:p>
              </text:list-item>
              <text:list-item>
                <text:p>User.create(&lt;attributes&gt;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ding User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<text:s/>User.find(1)</text:p>
              </text:list-item>
              <text:list-item>
                <text:p>User.find_by_email</text:p>
              </text:list-item>
              <text:list-item>
                <text:p>User.all</text:p>
              </text:list-item>
              <text:list-item>
                <text:p>User.first</text:p>
              </text:list-item>
              <text:list-item>
                <text:p>User.last</text:p>
              </text:list-item>
              <text:list-item>
                <text:p>User.w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pdating User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User.save</text:p>
              </text:list-item>
              <text:list-item>
                <text:p>User.update_attribut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te User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User.destroy</text:p>
              </text:list-item>
              <text:list-item>
                <text:p>User.dele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ng Name is present on User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In the Spec</text:p>
                <text:list>
                  <text:list-item>
                    <text:p>describe "when name is not present" do</text:p>
                  </text:list-item>
                  <text:list-item>
                    <text:p><text:s text:c="4"/>before { @user.name = " " }</text:p>
                  </text:list-item>
                  <text:list-item>
                    <text:p><text:s text:c="4"/>it { should_not be_valid }</text:p>
                  </text:list-item>
                  <text:list-item>
                    <text:p><text:s text:c="2"/>end</text:p>
                  </text:list-item>
                </text:list>
              </text:list-item>
              <text:list-item>
                <text:p>In the model</text:p>
                <text:list>
                  <text:list-item>
                    <text:p>validates :name, presence: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alidating Presence of email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Spec</text:p>
                <text:list>
                  <text:list-item>
                    <text:p>describe "when email is not present" do</text:p>
                  </text:list-item>
                  <text:list-item>
                    <text:p><text:s text:c="4"/>before { @user.email = " " }</text:p>
                  </text:list-item>
                  <text:list-item>
                    <text:p><text:s text:c="4"/>it { should_not be_valid }</text:p>
                  </text:list-item>
                  <text:list-item>
                    <text:p><text:s text:c="2"/>End</text:p>
                  </text:list-item>
                </text:list>
              </text:list-item>
              <text:list-item>
                <text:p>Model</text:p>
                <text:list>
                  <text:list-item>
                    <text:p>validates :email, presence: tru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alidate Length of Nam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Spec</text:p>
                <text:list>
                  <text:list-item>
                    <text:p>describe "when name is too long" do</text:p>
                  </text:list-item>
                  <text:list-item>
                    <text:p><text:s text:c="4"/>before { @user.name = "a" * 51 }</text:p>
                  </text:list-item>
                  <text:list-item>
                    <text:p><text:s text:c="4"/>it { should_not be_valid }</text:p>
                  </text:list-item>
                  <text:list-item>
                    <text:p><text:s text:c="2"/>End</text:p>
                  </text:list-item>
                </text:list>
              </text:list-item>
              <text:list-item>
                <text:p>Model</text:p>
                <text:list>
                  <text:list-item>
                    <text:p>validates :name, length: { maximum: 50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e the Format of the email</text:p>
          </draw:text-box>
        </draw:frame>
        <draw:frame presentation:style-name="pr6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Spec</text:p>
                <text:list>
                  <text:list-item>
                    <text:p>describe "when email format is invalid" do</text:p>
                  </text:list-item>
                  <text:list-item>
                    <text:p><text:s text:c="4"/>it "should be invalid" do</text:p>
                  </text:list-item>
                  <text:list-item>
                    <text:p><text:s text:c="6"/>addresses = %w[user@foo,com user_at_foo.org example.user@foo.</text:p>
                  </text:list-item>
                  <text:list-item>
                    <text:p><text:s text:c="21"/>foo@bar_baz.com foo@bar+baz.com]</text:p>
                  </text:list-item>
                  <text:list-item>
                    <text:p><text:s text:c="6"/>addresses.each do |invalid_address|</text:p>
                  </text:list-item>
                  <text:list-item>
                    <text:p><text:s text:c="8"/>@user.email = invalid_address</text:p>
                  </text:list-item>
                  <text:list-item>
                    <text:p><text:s text:c="8"/>@user.should_not be_valid</text:p>
                  </text:list-item>
                  <text:list-item>
                    <text:p><text:s text:c="6"/>end <text:s text:c="5"/></text:p>
                  </text:list-item>
                  <text:list-item>
                    <text:p><text:s text:c="4"/>end</text:p>
                  </text:list-item>
                  <text:list-item>
                    <text:p><text:s text:c="2"/>end</text:p>
                  </text:list-item>
                  <text:list-item>
                    <text:p/>
                  </text:list-item>
                  <text:list-item>
                    <text:p><text:s text:c="2"/>describe "when email format is valid" do</text:p>
                  </text:list-item>
                  <text:list-item>
                    <text:p><text:s text:c="4"/>it "should be valid" do</text:p>
                  </text:list-item>
                  <text:list-item>
                    <text:p><text:s text:c="6"/>addresses = %w[user@foo.COM A_US-ER@f.b.org frst.lst@foo.jp a+b@baz.cn]</text:p>
                  </text:list-item>
                  <text:list-item>
                    <text:p><text:s text:c="6"/>addresses.each do |valid_address|</text:p>
                  </text:list-item>
                  <text:list-item>
                    <text:p><text:s text:c="8"/>@user.email = valid_address</text:p>
                  </text:list-item>
                  <text:list-item>
                    <text:p><text:s text:c="8"/>@user.should be_valid</text:p>
                  </text:list-item>
                  <text:list-item>
                    <text:p><text:s text:c="6"/>end <text:s text:c="5"/></text:p>
                  </text:list-item>
                  <text:list-item>
                    <text:p><text:s text:c="4"/>end</text:p>
                  </text:list-item>
                  <text:list-item>
                    <text:p><text:s text:c="2"/>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es the Format of the email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odel</text:p>
                <text:list>
                  <text:list-item>
                    <text:p><text:span text:style-name="T1">VALID_EMAIL_REGEX = /\A[\w+\-.]+@[a-z\d\-.]+\.[a-z]+\z/i</text:span></text:p>
                  </text:list-item>
                  <text:list-item>
                    <text:p><text:span text:style-name="T1"><text:s text:c="2"/></text:span><text:span text:style-name="T1">validates :email, presence: true, format: { with: VALID_EMAIL_REGEX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es Uniqueness of email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Spec</text:p>
                <text:list>
                  <text:list-item>
                    <text:p>describe "when email address is already taken" do</text:p>
                  </text:list-item>
                  <text:list-item>
                    <text:p><text:s text:c="4"/>before do</text:p>
                  </text:list-item>
                  <text:list-item>
                    <text:p><text:s text:c="6"/>user_with_same_email = @user.dup</text:p>
                  </text:list-item>
                  <text:list-item>
                    <text:p><text:s text:c="6"/>user_with_same_email.save</text:p>
                  </text:list-item>
                  <text:list-item>
                    <text:p><text:s text:c="4"/>end</text:p>
                  </text:list-item>
                  <text:list-item>
                    <text:p/>
                  </text:list-item>
                  <text:list-item>
                    <text:p><text:s text:c="4"/>it { should_not be_valid }</text:p>
                  </text:list-item>
                  <text:list-item>
                    <text:p><text:s text:c="2"/>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2"><text:span text:style-name="T2">Validates Uniqueness of email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odel</text:p>
                <text:list>
                  <text:list-item>
                    <text:p>validates :email, uniqueness: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urning off Case Sensitivity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Spec</text:p>
                <text:list>
                  <text:list-item>
                    <text:p><text:span text:style-name="T1">user_with_same_email.email = @user.email.upcase</text:span></text:p>
                  </text:list-item>
                </text:list>
              </text:list-item>
              <text:list-item>
                <text:p>Model</text:p>
                <text:list>
                  <text:list-item>
                    <text:p><text:span text:style-name="T1">validates :email, uniqueness: { case_sensitive: false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Index to email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Rails g migration add_index_to_users_email</text:p>
              </text:list-item>
            </text:list>
            <text:p><text:span text:style-name="T1"/></text:p>
            <text:p><text:span text:style-name="T1">class AddIndexToUsersEmail &lt; ActiveRecord::Migration</text:span></text:p>
            <text:p><text:span text:style-name="T1"><text:s text:c="2"/></text:span><text:span text:style-name="T1">def change</text:span></text:p>
            <text:p><text:span text:style-name="T1"><text:s text:c="4"/></text:span><text:span text:style-name="T1">add_index :users, :email, unique: true</text:span></text:p>
            <text:p><text:span text:style-name="T1"><text:s text:c="2"/></text:span><text:span text:style-name="T1">end</text:span></text:p>
            <text:p><text:span text:style-name="T1">end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0T23:40:01</meta:creation-date>
    <dc:date>2013-02-02T08:40:01</dc:date>
    <meta:editing-duration>PT1H18M32S</meta:editing-duration>
    <meta:editing-cycles>7</meta:editing-cycles>
    <meta:generator>LibreOffice/3.6$MacOSX_x86 LibreOffice_project/58f22d5-270d05a-e2abed1-ea17a85-9b5702</meta:generator>
    <meta:document-statistic meta:object-count="97"/>
  </office:meta>
</office:document-meta>
</file>